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Square" draw:marker-end="" draw:textarea-horizontal-align="center" draw:textarea-vertical-align="middle"/>
    </style:style>
    <style:style style:name="gr5" style:family="graphic" style:parent-style-name="standard">
      <style:graphic-properties draw:marker-start="Square" draw:textarea-horizontal-align="center" draw:textarea-vertical-align="middle"/>
    </style:style>
    <style:style style:name="gr6" style:family="graphic" style:parent-style-name="standard">
      <style:graphic-properties draw:marker-start="" draw:marker-end="Squar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4cm" svg:height="2.5cm" svg:x="1cm" svg:y="1cm">
          <text:p text:style-name="P1">main</text:p>
          <text:p text:style-name="P1"><text:span text:style-name="T1"/></text:p>
          <text:p text:style-name="P1"><text:span text:style-name="T1">(executes things in ord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6cm" svg:height="3cm" svg:x="6.5cm" svg:y="4.5cm">
          <text:p text:style-name="P2"><text:span text:style-name="T2">show_intro</text:span></text:p>
          <text:p text:style-name="P2"><text:span text:style-name="T1"/></text:p>
          <text:p text:style-name="P2"><text:span text:style-name="T1">(displays opening animation,</text:span></text:p>
          <text:p text:style-name="P2"><text:span text:style-name="T1"><text:s/></text:span><text:span text:style-name="T1">with sound, is able to be skipped</text:span></text:p>
          <text:p text:style-name="P2"><text:span text:style-name="T1"><text:s/></text:span><text:span text:style-name="T1">by way of Escape being press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6cm" svg:height="3.5cm" svg:x="6.5cm" svg:y="8.5cm">
          <text:p text:style-name="P1">display_main_menu</text:p>
          <text:p text:style-name="P1"><text:span text:style-name="T1"/></text:p>
          <text:p text:style-name="P1"><text:span text:style-name="T1">(displays main menu,</text:span></text:p>
          <text:p text:style-name="P1"><text:span text:style-name="T1">optional sound, accepts input,</text:span></text:p>
          <text:p text:style-name="P1"><text:span text:style-name="T1"><text:s/></text:span><text:span text:style-name="T1">launches further functions, </text:span></text:p>
          <text:p text:style-name="P1"><text:span text:style-name="T1">according to what the last </text:span></text:p>
          <text:p text:style-name="P1"><text:span text:style-name="T1">one return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4cm" svg:height="2.5cm" svg:x="7.5cm" svg:y="1cm">
          <text:p text:style-name="P1">load_media</text:p>
          <text:p text:style-name="P1"><text:span text:style-name="T1"/></text:p>
          <text:p text:style-name="P1"><text:span text:style-name="T1">(loads bitmaps and </text:span></text:p>
          <text:p text:style-name="P1"><text:span text:style-name="T1">sounds into memory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3.5cm" svg:x2="9.5cm" svg:y2="4.5cm" draw:start-shape="id1" draw:start-glue-point="6" draw:end-shape="id2" draw:end-glue-point="4" svg:d="m9500 3500v1000">
          <text:p/>
        </draw:connector>
        <draw:connector draw:style-name="gr2" draw:text-style-name="P1" draw:layer="layout" svg:x1="9.5cm" svg:y1="7.5cm" svg:x2="9.5cm" svg:y2="8.5cm" draw:start-shape="id2" draw:start-glue-point="6" draw:end-shape="id3" draw:end-glue-point="4" svg:d="m9500 7500v1000">
          <text:p/>
        </draw:connector>
        <draw:connector draw:style-name="gr3" draw:text-style-name="P1" draw:layer="layout" svg:x1="5cm" svg:y1="2.25cm" svg:x2="7.5cm" svg:y2="2.25cm" draw:start-shape="id4" draw:start-glue-point="7" draw:end-shape="id1" draw:end-glue-point="5" svg:d="m5000 2250h2500">
          <text:p/>
        </draw:connector>
        <draw:connector draw:style-name="gr3" draw:text-style-name="P1" draw:layer="layout" svg:x1="5cm" svg:y1="2.25cm" svg:x2="6.5cm" svg:y2="6cm" draw:start-shape="id4" draw:start-glue-point="7" draw:end-shape="id2" draw:end-glue-point="5" svg:d="m5000 2250h751v3750h749">
          <text:p/>
        </draw:connector>
        <draw:connector draw:style-name="gr4" draw:text-style-name="P1" draw:layer="layout" svg:x1="5cm" svg:y1="2.25cm" svg:x2="6.5cm" svg:y2="10.25cm" draw:start-shape="id4" draw:start-glue-point="7" draw:end-shape="id3" svg:d="m5000 2250h751v8000h749">
          <text:p/>
        </draw:connector>
        <draw:custom-shape draw:style-name="gr1" draw:text-style-name="P1" draw:id="id5" draw:layer="layout" svg:width="6.5cm" svg:height="3cm" svg:x="13.5cm" svg:y="4.5cm">
          <text:p text:style-name="P1">display_history</text:p>
          <text:p text:style-name="P1"><text:span text:style-name="T1"/></text:p>
          <text:p text:style-name="P1"><text:span text:style-name="T1">(displays historical background,</text:span></text:p>
          <text:p text:style-name="P1"><text:span text:style-name="T1">several pages can be navigated with</text:span></text:p>
          <text:p text:style-name="P1"><text:span text:style-name="T1">numbers, escape returns to main menu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2.5cm" svg:y1="10.25cm" svg:x2="16.75cm" svg:y2="7.5cm" draw:start-shape="id3" draw:start-glue-point="7" draw:end-shape="id5" draw:end-glue-point="6" svg:d="m12500 10250h4250v-2750">
          <text:p/>
        </draw:connector>
        <draw:custom-shape draw:style-name="gr1" draw:text-style-name="P1" draw:id="id6" draw:layer="layout" svg:width="7cm" svg:height="3cm" svg:x="13cm" svg:y="11.5cm">
          <text:p text:style-name="P1">name_party_members</text:p>
          <text:p text:style-name="P1"><text:span text:style-name="T1"/></text:p>
          <text:p text:style-name="P1"><text:span text:style-name="T1">(displays party creation screen,</text:span></text:p>
          <text:p text:style-name="P1"><text:span text:style-name="T1">allows the naming of five</text:span></text:p>
          <text:p text:style-name="P1"><text:span text:style-name="T1">partymembers, Esc returns to </text:span></text:p>
          <text:p text:style-name="P1"><text:span text:style-name="T1">main menu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5cm" svg:y1="12cm" svg:x2="13cm" svg:y2="13cm" draw:start-shape="id3" draw:start-glue-point="6" draw:end-shape="id6" svg:d="m9500 12000v1000h3500">
          <text:p/>
        </draw:connector>
        <draw:custom-shape draw:style-name="gr1" draw:text-style-name="P1" draw:id="id7" draw:layer="layout" svg:width="6cm" svg:height="3cm" svg:x="13.5cm" svg:y="15.1cm">
          <text:p text:style-name="P1">determine_class</text:p>
          <text:p text:style-name="P1"><text:span text:style-name="T1"/></text:p>
          <text:p text:style-name="P1"><text:span text:style-name="T1">(displays profession selection screen, </text:span></text:p>
          <text:p text:style-name="P1"><text:span text:style-name="T1">allows choice between professions,</text:span></text:p>
          <text:p text:style-name="P1"><text:span text:style-name="T1">Esc returns to naming party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5cm" svg:y1="16.6cm" svg:x2="9.5cm" svg:y2="12cm" draw:start-shape="id7" draw:start-glue-point="5" draw:end-shape="id3" draw:end-glue-point="6" svg:d="m13500 16600h-4000v-4600">
          <text:p/>
        </draw:connector>
        <draw:custom-shape draw:style-name="gr1" draw:text-style-name="P1" draw:id="id8" draw:layer="layout" svg:width="5cm" svg:height="3cm" svg:x="14cm" svg:y="18.8cm">
          <text:p text:style-name="P1">buy_stuff</text:p>
          <text:p text:style-name="P1"><text:span text:style-name="T1"/></text:p>
          <text:p text:style-name="P1"><text:span text:style-name="T1">(displays shop screen,</text:span></text:p>
          <text:p text:style-name="P1"><text:span text:style-name="T1">allows buying of stuff,</text:span></text:p>
          <text:p text:style-name="P1"><text:span text:style-name="T1">Esc returns to class select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1" draw:layer="layout" svg:x1="14cm" svg:y1="20.3cm" svg:x2="9.5cm" svg:y2="12cm" draw:start-shape="id8" draw:end-shape="id3" draw:end-glue-point="6" svg:d="m14000 20300h-4500v-8300">
          <text:p/>
        </draw:connector>
        <draw:connector draw:style-name="gr2" draw:text-style-name="P1" draw:layer="layout" svg:x1="16.5cm" svg:y1="14.5cm" svg:x2="16.5cm" svg:y2="15.1cm" draw:start-shape="id6" draw:start-glue-point="6" draw:end-shape="id7" draw:end-glue-point="4" svg:d="m16500 14500v600">
          <text:p/>
        </draw:connector>
        <draw:connector draw:style-name="gr2" draw:text-style-name="P1" draw:layer="layout" svg:x1="16.5cm" svg:y1="18.1cm" svg:x2="16.5cm" svg:y2="18.8cm" draw:start-shape="id7" draw:start-glue-point="6" draw:end-shape="id8" draw:end-glue-point="7" svg:d="m16500 18100v700">
          <text:p/>
        </draw:connector>
        <draw:custom-shape draw:style-name="gr1" draw:text-style-name="P1" draw:id="id9" draw:layer="layout" svg:width="6.5cm" svg:height="4cm" svg:x="1.5cm" svg:y="14cm">
          <text:p text:style-name="P1">high_seas</text:p>
          <text:p text:style-name="P1"><text:span text:style-name="T1"/></text:p>
          <text:p text:style-name="P1"><text:span text:style-name="T1">(shows animation of sailing,</text:span></text:p>
          <text:p text:style-name="P1"><text:span text:style-name="T1">time counters, distance, etcetra, </text:span></text:p>
          <text:p text:style-name="P1"><text:span text:style-name="T1">Space pauses and launches the</text:span></text:p>
          <text:p text:style-name="P1"><text:span text:style-name="T1">settings menu, Escape [confirmed] quits</text:span></text:p>
          <text:p text:style-name="P1"><text:span text:style-name="T1">to main menu, passage of time may</text:span></text:p>
          <text:p text:style-name="P1"><text:span text:style-name="T1">launch other functio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5cm" svg:y1="12cm" svg:x2="4.75cm" svg:y2="14cm" draw:start-shape="id3" draw:start-glue-point="6" draw:end-shape="id9" draw:end-glue-point="4" svg:d="m9500 12000v1001h-4750v999">
          <text:p/>
        </draw:connector>
        <draw:custom-shape draw:style-name="gr1" draw:text-style-name="P1" draw:id="id10" draw:layer="layout" svg:width="5.5cm" svg:height="2.5cm" svg:x="1.5cm" svg:y="22.5cm">
          <text:p text:style-name="P1">random_event</text:p>
          <text:p text:style-name="P1"><text:span text:style-name="T1"/></text:p>
          <text:p text:style-name="P1"><text:span text:style-name="T1">(displays information on what</text:span></text:p>
          <text:p text:style-name="P1"><text:span text:style-name="T1">happened, any key returns </text:span></text:p>
          <text:p text:style-name="P1"><text:span text:style-name="T1">to high sea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1.749cm" svg:x1="4.75cm" svg:y1="18cm" svg:x2="4.25cm" svg:y2="22.5cm" draw:start-shape="id9" draw:start-glue-point="6" draw:end-shape="id10" draw:end-glue-point="4" svg:d="m4750 18000v4000h-500v500">
          <text:p/>
        </draw:connector>
        <draw:custom-shape draw:style-name="gr1" draw:text-style-name="P1" draw:id="id11" draw:layer="layout" svg:width="5.5cm" svg:height="3cm" svg:x="1.5cm" svg:y="25.7cm">
          <text:p text:style-name="P1">landmark</text:p>
          <text:p text:style-name="P1"><text:span text:style-name="T1"/></text:p>
          <text:p text:style-name="P1"><text:span text:style-name="T1">(various descriptions, some </text:span></text:p>
          <text:p text:style-name="P1"><text:span text:style-name="T1">skippable, some are shops,</text:span></text:p>
          <text:p text:style-name="P1"><text:span text:style-name="T1"><text:s/></text:span><text:span text:style-name="T1">which can also be pillaged,</text:span></text:p>
          <text:p text:style-name="P1"><text:span text:style-name="T1">Esc returns to high sea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2.251cm" svg:x1="4.75cm" svg:y1="18cm" svg:x2="1.5cm" svg:y2="27.2cm" draw:start-shape="id9" draw:start-glue-point="6" draw:end-shape="id11" draw:end-glue-point="5" svg:d="m4750 18000v1600h-3751v7600h501">
          <text:p/>
        </draw:connector>
        <draw:custom-shape draw:style-name="gr1" draw:text-style-name="P1" draw:id="id12" draw:layer="layout" svg:width="5.5cm" svg:height="3.7cm" svg:x="7.5cm" svg:y="25cm">
          <text:p text:style-name="P1">settings</text:p>
          <text:p text:style-name="P1"><text:span text:style-name="T1"/></text:p>
          <text:p text:style-name="P1"><text:span text:style-name="T1">(displays party information,</text:span></text:p>
          <text:p text:style-name="P1"><text:span text:style-name="T1">including equipment, status,</text:span></text:p>
          <text:p text:style-name="P1"><text:span text:style-name="T1">etcetera, can set pace, rations,</text:span></text:p>
          <text:p text:style-name="P1"><text:span text:style-name="T1">hunt for whales or fish, space</text:span></text:p>
          <text:p text:style-name="P1"><text:span text:style-name="T1">returns to high sea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499cm" svg:x1="4.75cm" svg:y1="18cm" svg:x2="10.25cm" svg:y2="25cm" draw:start-shape="id9" draw:start-glue-point="6" draw:end-shape="id12" draw:end-glue-point="4" svg:d="m4750 18000v4000h5500v3000">
          <text:p/>
        </draw:connector>
        <draw:custom-shape draw:style-name="gr1" draw:text-style-name="P1" draw:id="id13" draw:layer="layout" svg:width="6.5cm" svg:height="4cm" svg:x="13.5cm" svg:y="24.7cm">
          <text:p text:style-name="P1">end_game</text:p>
          <text:p text:style-name="P1"><text:span text:style-name="T1"/></text:p>
          <text:p text:style-name="P1"><text:span text:style-name="T1">(either Vinland reached, resulting in</text:span></text:p>
          <text:p text:style-name="P1"><text:span text:style-name="T1">victory screen and score and credits,</text:span></text:p>
          <text:p text:style-name="P1"><text:span text:style-name="T1">or game over screen because failure,</text:span></text:p>
          <text:p text:style-name="P1"><text:span text:style-name="T1">any key returns to main menu</text:span></text:p>
          <text:p text:style-name="P1"><text:span text:style-name="T1"><text:s/></text:span><text:span text:style-name="T1">[by way of high seas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649cm" svg:x1="4.75cm" svg:y1="18cm" svg:x2="16.75cm" svg:y2="24.7cm" draw:start-shape="id9" draw:start-glue-point="6" draw:end-shape="id13" svg:d="m4750 18000v4000h12000v2700">
          <text:p/>
        </draw:connector>
        <draw:custom-shape draw:style-name="gr1" draw:text-style-name="P1" draw:id="id14" draw:layer="layout" svg:width="4cm" svg:height="2cm" svg:x="1cm" svg:y="6cm">
          <text:p text:style-name="P1">clean_up</text:p>
          <text:p text:style-name="P1"><text:span text:style-name="T1"/></text:p>
          <text:p text:style-name="P1"><text:span text:style-name="T1">(get rid of allocated stuff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3cm" svg:y1="3.5cm" svg:x2="3cm" svg:y2="6cm" draw:start-shape="id4" draw:start-glue-point="6" draw:end-shape="id14" draw:end-glue-point="4" svg:d="m3000 3500v2500">
          <text:p/>
        </draw:connector>
        <draw:frame draw:style-name="gr7" draw:text-style-name="P3" draw:layer="layout" svg:width="6.856cm" svg:height="1.433cm" svg:x="12.644cm" svg:y="1.5cm">
          <draw:text-box>
            <text:p><text:span text:style-name="T1">Blocks: functions</text:span></text:p>
            <text:p><text:span text:style-name="T1">Arrows: normal order of events (partial)</text:span></text:p>
            <text:p><text:span text:style-name="T1">Lines: block end executes non-block 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1-24T01:28:49</meta:creation-date>
    <meta:generator>OpenOffice.org/3.2$Linux OpenOffice.org_project/320m19$Build-9505</meta:generator>
    <dc:date>2012-01-24T14:09:10</dc:date>
    <meta:editing-duration>PT12H40M22S</meta:editing-duration>
    <meta:editing-cycles>9</meta:editing-cycles>
    <meta:document-statistic meta:object-count="32"/>
  </office:meta>
</office:document-meta>
</file>